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aa5" officeooo:paragraph-rsid="001aaaa5"/>
    </style:style>
    <style:style style:name="P2" style:family="paragraph" style:parent-style-name="Standard">
      <style:text-properties fo:font-weight="bold" officeooo:rsid="001b452e" officeooo:paragraph-rsid="001b452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ejandro Molina Hernandez</text:p>
      <text:p text:style-name="P1">Writing</text:p>
      <text:p text:style-name="P1"/>
      <text:p text:style-name="P1">We usually use laptops and tablets more than in the past, but if we need to choose one, what are the differencies?</text:p>
      <text:p text:style-name="P1"/>
      <text:p text:style-name="P1">On the one hand, a tablet is like a smartphone, it can be use for work, school and many other things, it’s funcionalitys depend on the user, for example, a graphic designer can make models or drawings.</text:p>
      <text:p text:style-name="P1"/>
      <text:p text:style-name="P1">On the other hand, laptops are more comfortable than a tablet, it have a bigger screen than the tablet and more resources to work with. Works like programmer needs to have enough resources to run programs.</text:p>
      <text:p text:style-name="P1"/>
      <text:p text:style-name="P1">In conclusion, if we need to choose, the better option is to buy the device that can help us the mo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9:19:37.510009302</meta:creation-date>
    <dc:date>2025-11-11T19:34:44.362877384</dc:date>
    <meta:editing-duration>PT15M5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6" meta:word-count="120" meta:character-count="655" meta:non-whitespace-character-count="541"/>
  </office:meta>
</office:document-meta>
</file>